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20pt" style:font-size-asian="20pt" style:font-size-complex="20pt"/>
    </style:style>
    <style:style style:name="P3" style:family="paragraph" style:parent-style-name="Standard">
      <style:text-properties style:font-name="Courier" fo:font-size="16pt" style:font-size-asian="16pt" style:font-size-complex="16pt"/>
    </style:style>
    <style:style style:name="P4" style:family="paragraph" style:parent-style-name="Standard">
      <style:text-properties style:font-name="Courier" fo:font-size="16pt" style:font-size-asian="16pt" style:font-size-complex="16pt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lent Night! Holy Night!</text:p>
      <text:p text:style-name="P1"/>
      <text:p text:style-name="P3">Silent night, holy night</text:p>
      <text:p text:style-name="P3">All is calm, all is bright</text:p>
      <text:p text:style-name="P3">'Round yon virgin mother and Child,</text:p>
      <text:p text:style-name="P3">Holy Infant so tender and mild,</text:p>
      <text:p text:style-name="P3">Sleep in heavenly peace,</text:p>
      <text:p text:style-name="P3">Sleep in heavenly peace.</text:p>
      <text:p text:style-name="P3"/>
      <text:p text:style-name="P3">Silent night, holy night</text:p>
      <text:p text:style-name="P3">Shepherds quake at the sight,</text:p>
      <text:p text:style-name="P3">Glories stream from heaven afar,</text:p>
      <text:p text:style-name="P3">Heavenly hosts sing Alleluia;</text:p>
      <text:p text:style-name="P3">Christ the Savior is born,</text:p>
      <text:p text:style-name="P3">Christ the Savior is born.</text:p>
      <text:p text:style-name="P3"/>
      <text:p text:style-name="P3">Silent night, holy night</text:p>
      <text:p text:style-name="P3">Son of God, Love's pure light,</text:p>
      <text:p text:style-name="P3">Radiant beams from Thy holy face,</text:p>
      <text:p text:style-name="P3">With the dawn of redeeming grace,</text:p>
      <text:p text:style-name="P3">Jesus, Lord at Thy birth,</text:p>
      <text:p text:style-name="P3">Jesus, Lord at Thy birth.</text:p>
      <text:p text:style-name="P3"/>
      <text:p text:style-name="P3">Silent night, holy night</text:p>
      <text:p text:style-name="P3">All is dark save the light</text:p>
      <text:p text:style-name="P3">Yonder, where they sweet vigils keep,</text:p>
      <text:p text:style-name="P3">O'er the Babe who in silent sleep</text:p>
      <text:p text:style-name="P3">Rests in heavenly peace,</text:p>
      <text:p text:style-name="P3">Rests in heavenly peace.</text:p>
      <text:p text:style-name="P3"><text:span text:style-name="T1"/></text:p>
      <text:p text:style-name="P3"/>
      <text:p text:style-name="P3">Composer: Franz Gruber (1787-1863)</text:p>
      <text:p text:style-name="P3">Lyricist: Joseph Mohr (1792-1848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02T08:15:59</meta:creation-date>
    <meta:editing-duration>PT8M28S</meta:editing-duration>
    <meta:editing-cycles>2</meta:editing-cycles>
    <meta:generator>OpenOffice/4.1.5$Unix OpenOffice.org_project/415m1$Build-9789</meta:generator>
    <meta:initial-creator>Hank Warren</meta:initial-creator>
    <meta:document-statistic meta:table-count="0" meta:image-count="0" meta:object-count="0" meta:page-count="1" meta:paragraph-count="27" meta:word-count="133" meta:character-count="760"/>
    <dc:date>2018-12-02T08:24:27</dc:date>
    <dc:creator>Hank Warren</dc:creator>
    <meta:template xlink:type="simple" xlink:actuate="onRequest" xlink:title="TubaHymn" xlink:href="../../../../Library/Application%20Support/OpenOffice/4/user/template/TubaHymn.ott" meta:date="2018-12-02T08:15:59"/>
  </office:meta>
</office:document-meta>
</file>